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53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style:text-position="-33% 58%" fo:font-size="13pt" fo:language="en" fo:country="GB" style:font-size-asian="13pt" style:font-size-complex="13pt"/>
    </style:style>
    <style:style style:name="T5" style:family="text">
      <style:text-properties fo:font-size="18pt" fo:language="en" fo:country="G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077cm" svg:y="2.059cm">
          <draw:text-box>
            <text:p>v<text:span text:style-name="T1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31cm" svg:height="0.966cm" svg:x="8.884cm" svg:y="3.638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6" xml:id="id5" draw:id="id5" draw:layer="layout" svg:width="1.656cm" svg:height="1.98cm" svg:x="4.787cm" svg:y="5.075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4" draw:layer="layout" svg:width="3.429cm" svg:height="1.316cm" svg:x="5.782cm" svg:y="6.513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5"> </text:span></text:p>
          </draw:text-box>
        </draw:frame>
        <draw:connector draw:style-name="gr5" draw:text-style-name="P7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7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7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7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7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289cm" svg:height="0.425cm" draw:transform="rotate (1.5707963267949) translate (1.561cm 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7" draw:layer="layout" svg:x1="1.773cm" svg:y1="5.361cm" svg:x2="3.049cm" svg:y2="4.463cm" draw:start-shape="id12" draw:start-glue-point="1" draw:end-shape="id3" draw:end-glue-point="3" svg:d="M1773 5361v-898h1276" svg:viewBox="0 0 1277 899">
          <text:p/>
        </draw:connector>
        <draw:connector draw:style-name="gr5" draw:text-style-name="P7" draw:layer="layout" svg:x1="1.773cm" svg:y1="6.65cm" svg:x2="3.049cm" svg:y2="7.619cm" draw:start-shape="id12" draw:start-glue-point="3" draw:end-shape="id11" draw:end-glue-point="3" svg:d="M1773 6650v969h1276" svg:viewBox="0 0 1277 970">
          <text:p/>
        </draw:connector>
        <draw:frame draw:style-name="gr12" draw:text-style-name="P4" draw:layer="layout" svg:width="1.561cm" svg:height="1.114cm" svg:x="9.96cm" svg:y="5.307cm">
          <draw:text-box>
            <text:p><text:span text:style-name="T5">I</text:span><text:span text:style-name="T8">c</text:span></text:p>
          </draw:text-box>
        </draw:frame>
        <draw:frame draw:style-name="gr13" draw:text-style-name="P1" draw:layer="layout" svg:width="1.238cm" svg:height="1.187cm" svg:x="3.332cm" svg:y="1.675cm">
          <draw:text-box>
            <text:p>R<text:span text:style-name="T1">1</text:span></text:p>
          </draw:text-box>
        </draw:frame>
        <draw:frame draw:style-name="gr14" draw:text-style-name="P1" draw:layer="layout" svg:width="1.162cm" svg:height="1.114cm" svg:x="3.152cm" svg:y="6.398cm">
          <draw:text-box>
            <text:p>R<text:span text:style-name="T1">7</text:span></text:p>
          </draw:text-box>
        </draw:frame>
        <draw:frame draw:style-name="gr13" draw:text-style-name="P1" draw:layer="layout" svg:width="1.238cm" svg:height="1.187cm" svg:x="7.062cm" svg:y="4.676cm">
          <draw:text-box>
            <text:p>R<text:span text:style-name="T1">5</text:span></text:p>
          </draw:text-box>
        </draw:frame>
        <draw:frame draw:style-name="gr15" draw:text-style-name="P1" draw:layer="layout" svg:width="1.47cm" svg:height="1.944cm" svg:x="3.262cm" svg:y="4.613cm">
          <draw:text-box>
            <text:p>R<text:span text:style-name="T1">4</text:span></text:p>
          </draw:text-box>
        </draw:frame>
        <draw:frame draw:style-name="gr16" draw:text-style-name="P1" draw:layer="layout" svg:width="1.238cm" svg:height="1.186cm" svg:x="5.71cm" svg:y="2.613cm">
          <draw:text-box>
            <text:p>R<text:span text:style-name="T1">3</text:span></text:p>
          </draw:text-box>
        </draw:frame>
        <draw:frame draw:style-name="gr13" draw:text-style-name="P1" draw:layer="layout" svg:width="1.238cm" svg:height="1.187cm" svg:x="6.99cm" svg:y="1.675cm">
          <draw:text-box>
            <text:p>R<text:span text:style-name="T1">2</text:span></text:p>
          </draw:text-box>
        </draw:frame>
        <draw:frame draw:style-name="gr16" draw:text-style-name="P1" draw:layer="layout" svg:width="1.238cm" svg:height="1.186cm" svg:x="0.54cm" svg:y="5.549cm">
          <draw:text-box>
            <text:p>R<text:span text:style-name="T1">6</text:span></text:p>
          </draw:text-box>
        </draw:frame>
        <draw:custom-shape draw:style-name="gr17" draw:text-style-name="P7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.202cm" svg:height="2.702cm" svg:x="4.503cm" svg:y="1.837cm">
          <draw:text-box>
            <text:p>+</text:p>
            <text:p>V<text:span text:style-name="T1">b</text:span></text:p>
            <text:p>-</text:p>
          </draw:text-box>
        </draw:frame>
        <draw:line draw:style-name="gr19" draw:text-style-name="P8" draw:layer="layout" svg:x1="2.269cm" svg:y1="5.361cm" svg:x2="2.269cm" svg:y2="6.813cm">
          <text:p/>
        </draw:line>
        <draw:frame draw:style-name="gr20" draw:text-style-name="P9" draw:layer="layout" svg:width="1.414cm" svg:height="1.405cm" svg:x="2.272cm" svg:y="5.239cm">
          <draw:text-box>
            <text:p><text:span text:style-name="T6">I</text:span><text:span text:style-name="T7">d</text:span></text:p>
          </draw:text-box>
        </draw:frame>
        <draw:g xml:id="id4" draw:id="id4">
          <draw:line draw:style-name="gr21" draw:text-style-name="P8" draw:layer="layout" svg:x1="9.059cm" svg:y1="5.312cm" svg:x2="9.059cm" svg:y2="5.754cm">
            <text:p/>
          </draw:line>
          <draw:line draw:style-name="gr21" draw:text-style-name="P8" draw:layer="layout" svg:x1="8.473cm" svg:y1="5.758cm" svg:x2="9.643cm" svg:y2="5.758cm">
            <text:p/>
          </draw:line>
          <draw:line draw:style-name="gr21" draw:text-style-name="P8" draw:layer="layout" svg:x1="8.474cm" svg:y1="6.202cm" svg:x2="9.644cm" svg:y2="6.202cm">
            <text:p/>
          </draw:line>
          <draw:line draw:style-name="gr21" draw:text-style-name="P8" draw:layer="layout" svg:x1="9.059cm" svg:y1="6.199cm" svg:x2="9.059cm" svg:y2="6.641cm">
            <text:p/>
          </draw:line>
        </draw:g>
        <draw:line draw:style-name="gr19" draw:text-style-name="P8" draw:layer="layout" svg:x1="9.879cm" svg:y1="5.325cm" svg:x2="9.879cm" svg:y2="6.777cm">
          <text:p/>
        </draw:line>
        <draw:frame draw:style-name="gr22" draw:text-style-name="P1" draw:layer="layout" svg:width="1.021cm" svg:height="1.024cm" svg:x="7.576cm" svg:y="5.526cm">
          <draw:text-box>
            <text:p>C</text:p>
          </draw:text-box>
        </draw:frame>
        <draw:g>
          <draw:line draw:style-name="gr23" draw:text-style-name="P8" draw:layer="layout" svg:x1="1.134cm" svg:y1="4.763cm" svg:x2="0.249cm" svg:y2="4.771cm">
            <text:p/>
          </draw:line>
          <draw:line draw:style-name="gr23" draw:text-style-name="P8" draw:layer="layout" svg:x1="1.135cm" svg:y1="4.758cm" svg:x2="0.25cm" svg:y2="4.766cm">
            <text:p/>
          </draw:line>
          <draw:line draw:style-name="gr23" draw:text-style-name="P8" draw:layer="layout" svg:x1="0.491cm" svg:y1="4.94cm" svg:x2="0.931cm" svg:y2="4.94cm">
            <text:p/>
          </draw:line>
          <draw:line draw:style-name="gr23" draw:text-style-name="P8" draw:layer="layout" svg:x1="0.609cm" svg:y1="5.093cm" svg:x2="0.821cm" svg:y2="5.093cm">
            <text:p/>
          </draw:line>
          <draw:line draw:style-name="gr23" draw:text-style-name="P8" draw:layer="layout" svg:x1="0.703cm" svg:y1="4.752cm" svg:x2="0.707cm" svg:y2="4.359cm">
            <text:p/>
          </draw:line>
        </draw:g>
        <draw:connector draw:style-name="gr24" draw:text-style-name="P7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5" draw:text-style-name="P1" draw:layer="layout" svg:width="0.853cm" svg:height="0.962cm" svg:x="1.112cm" svg:y="0.599cm">
          <draw:text-box>
            <text:p>1</text:p>
          </draw:text-box>
        </draw:frame>
        <draw:frame draw:style-name="gr26" draw:text-style-name="P1" draw:layer="layout" svg:width="0.853cm" svg:height="1.157cm" svg:x="4.957cm" svg:y="0.559cm">
          <draw:text-box>
            <text:p>2</text:p>
          </draw:text-box>
        </draw:frame>
        <draw:frame draw:style-name="gr25" draw:text-style-name="P1" draw:layer="layout" svg:width="0.853cm" svg:height="0.962cm" svg:x="8.322cm" svg:y="1.274cm">
          <draw:text-box>
            <text:p>3</text:p>
          </draw:text-box>
        </draw:frame>
        <draw:frame draw:style-name="gr27" draw:text-style-name="P1" draw:layer="layout" svg:width="0.909cm" svg:height="1.025cm" svg:x="5.466cm" svg:y="3.66cm">
          <draw:text-box>
            <text:p>5</text:p>
          </draw:text-box>
        </draw:frame>
        <draw:custom-shape draw:style-name="gr17" draw:text-style-name="P7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0.908cm" svg:height="1.025cm" svg:x="1.543cm" svg:y="7.649cm">
          <draw:text-box>
            <text:p>7</text:p>
          </draw:text-box>
        </draw:frame>
        <draw:frame draw:style-name="gr28" draw:text-style-name="P1" draw:layer="layout" svg:width="0.908cm" svg:height="1.025cm" svg:x="5.034cm" svg:y="7.791cm">
          <draw:text-box>
            <text:p>8</text:p>
          </draw:text-box>
        </draw:frame>
        <draw:frame draw:style-name="gr27" draw:text-style-name="P1" draw:layer="layout" svg:width="0.909cm" svg:height="1.025cm" svg:x="9.086cm" svg:y="4.108cm">
          <draw:text-box>
            <text:p>6</text:p>
          </draw:text-box>
        </draw:frame>
        <draw:custom-shape draw:style-name="gr17" draw:text-style-name="P7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0" draw:layer="layout" svg:width="0.853cm" svg:height="0.962cm" svg:x="1.008cm" svg:y="3.633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31T07:08:25.431842277</dc:date>
    <meta:editing-duration>PT22M55S</meta:editing-duration>
    <meta:editing-cycles>5</meta:editing-cycles>
    <meta:generator>LibreOffice/6.4.6.2$Linux_X86_64 LibreOffice_project/40$Build-2</meta:generator>
    <meta:document-statistic meta:object-count="70"/>
  </office:meta>
</office:document-meta>
</file>